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paragraph-rsid="00091fd4"/>
    </style:style>
    <style:style style:name="P2" style:family="paragraph" style:parent-style-name="Standard">
      <style:text-properties fo:color="#21409a"/>
    </style:style>
    <style:style style:name="P3" style:family="paragraph" style:parent-style-name="Standard">
      <style:text-properties fo:color="#0000ff"/>
    </style:style>
    <style:style style:name="P4" style:family="paragraph" style:parent-style-name="Standard">
      <style:text-properties fo:color="#0000ff" officeooo:paragraph-rsid="000e7730"/>
    </style:style>
    <style:style style:name="P5" style:family="paragraph" style:parent-style-name="Standard">
      <style:text-properties fo:color="#0000ff" officeooo:rsid="00106415" officeooo:paragraph-rsid="00106415"/>
    </style:style>
    <style:style style:name="P6" style:family="paragraph" style:parent-style-name="Standard">
      <style:text-properties fo:color="#0000ff" officeooo:paragraph-rsid="0011d85d"/>
    </style:style>
    <style:style style:name="P7" style:family="paragraph" style:parent-style-name="Standard">
      <style:text-properties fo:color="#0000ff" officeooo:paragraph-rsid="00152a06"/>
    </style:style>
    <style:style style:name="P8" style:family="paragraph" style:parent-style-name="Standard">
      <style:text-properties fo:color="#0000ff" officeooo:paragraph-rsid="00160fce"/>
    </style:style>
    <style:style style:name="P9" style:family="paragraph" style:parent-style-name="Standard">
      <style:text-properties fo:color="#0000ff" officeooo:rsid="001191f7" officeooo:paragraph-rsid="00179878"/>
    </style:style>
    <style:style style:name="P10" style:family="paragraph" style:parent-style-name="Standard">
      <style:text-properties fo:color="#0000ff" officeooo:rsid="001191f7" officeooo:paragraph-rsid="00186f61"/>
    </style:style>
    <style:style style:name="P11" style:family="paragraph" style:parent-style-name="Standard">
      <style:text-properties fo:color="#0000ff" officeooo:rsid="00186f61" officeooo:paragraph-rsid="00186f61"/>
    </style:style>
    <style:style style:name="P12" style:family="paragraph" style:parent-style-name="Standard">
      <style:text-properties fo:color="#0000ff" officeooo:rsid="00196308" officeooo:paragraph-rsid="00196308"/>
    </style:style>
    <style:style style:name="P13" style:family="paragraph" style:parent-style-name="Standard">
      <style:text-properties fo:color="#0000ff" officeooo:rsid="00196308" officeooo:paragraph-rsid="0020aa38"/>
    </style:style>
    <style:style style:name="P14" style:family="paragraph" style:parent-style-name="Standard">
      <style:text-properties fo:color="#0000ff" officeooo:rsid="00196308" officeooo:paragraph-rsid="00239663"/>
    </style:style>
    <style:style style:name="P15" style:family="paragraph" style:parent-style-name="Standard">
      <style:text-properties fo:color="#0000ff" officeooo:rsid="00196308" officeooo:paragraph-rsid="0024442d"/>
    </style:style>
    <style:style style:name="P16" style:family="paragraph" style:parent-style-name="Standard">
      <style:text-properties fo:color="#0000ff" officeooo:rsid="00196308" officeooo:paragraph-rsid="00261150"/>
    </style:style>
    <style:style style:name="P17" style:family="paragraph" style:parent-style-name="Standard">
      <style:text-properties fo:color="#0000ff" officeooo:rsid="001a016a" officeooo:paragraph-rsid="001a016a"/>
    </style:style>
    <style:style style:name="P18" style:family="paragraph" style:parent-style-name="Standard">
      <style:text-properties fo:color="#0000ff" officeooo:rsid="001a016a" officeooo:paragraph-rsid="00283316"/>
    </style:style>
    <style:style style:name="P19" style:family="paragraph" style:parent-style-name="Standard">
      <style:text-properties fo:color="#0000ff" officeooo:rsid="001a016a" officeooo:paragraph-rsid="00284d59"/>
    </style:style>
    <style:style style:name="P20" style:family="paragraph" style:parent-style-name="Standard">
      <style:text-properties fo:color="#0000ff" officeooo:rsid="001a016a" officeooo:paragraph-rsid="0029a4c8"/>
    </style:style>
    <style:style style:name="P21" style:family="paragraph" style:parent-style-name="Standard">
      <style:text-properties fo:color="#0000ff" officeooo:rsid="00283316" officeooo:paragraph-rsid="00283316"/>
    </style:style>
    <style:style style:name="P22" style:family="paragraph" style:parent-style-name="Standard">
      <style:text-properties officeooo:rsid="001191f7" officeooo:paragraph-rsid="001191f7"/>
    </style:style>
    <style:style style:name="P23" style:family="paragraph" style:parent-style-name="Standard">
      <style:text-properties officeooo:paragraph-rsid="0011d85d"/>
    </style:style>
    <style:style style:name="P24" style:family="paragraph" style:parent-style-name="Standard">
      <style:text-properties fo:color="#000000" officeooo:rsid="00196308" officeooo:paragraph-rsid="00196308"/>
    </style:style>
    <style:style style:name="P25" style:family="paragraph" style:parent-style-name="Standard">
      <style:text-properties fo:color="#000000" officeooo:rsid="00196308" officeooo:paragraph-rsid="001a016a"/>
    </style:style>
    <style:style style:name="P26" style:family="paragraph" style:parent-style-name="Standard">
      <style:text-properties fo:color="#000000" officeooo:rsid="00196308" officeooo:paragraph-rsid="0024442d"/>
    </style:style>
    <style:style style:name="P27" style:family="paragraph" style:parent-style-name="Standard">
      <style:text-properties fo:color="#000000" officeooo:rsid="00196308" officeooo:paragraph-rsid="00261150"/>
    </style:style>
    <style:style style:name="P28" style:family="paragraph" style:parent-style-name="Standard">
      <style:text-properties fo:color="#000000" officeooo:rsid="001a016a" officeooo:paragraph-rsid="001a016a"/>
    </style:style>
    <style:style style:name="P29" style:family="paragraph" style:parent-style-name="Standard">
      <style:text-properties fo:color="#000000" officeooo:rsid="001a016a" officeooo:paragraph-rsid="0029a4c8"/>
    </style:style>
    <style:style style:name="P30" style:family="paragraph" style:parent-style-name="Standard">
      <style:text-properties fo:color="#ff0000" officeooo:rsid="0020aa38" officeooo:paragraph-rsid="0020aa38"/>
    </style:style>
    <style:style style:name="T1" style:family="text">
      <style:text-properties officeooo:rsid="000d5f1c"/>
    </style:style>
    <style:style style:name="T2" style:family="text">
      <style:text-properties officeooo:rsid="000e7730"/>
    </style:style>
    <style:style style:name="T3" style:family="text">
      <style:text-properties officeooo:rsid="00115ae6"/>
    </style:style>
    <style:style style:name="T4" style:family="text">
      <style:text-properties fo:color="#0000ff"/>
    </style:style>
    <style:style style:name="T5" style:family="text">
      <style:text-properties officeooo:rsid="00136976"/>
    </style:style>
    <style:style style:name="T6" style:family="text">
      <style:text-properties officeooo:rsid="00179878"/>
    </style:style>
    <style:style style:name="T7" style:family="text">
      <style:text-properties officeooo:rsid="00186f61"/>
    </style:style>
    <style:style style:name="T8" style:family="text">
      <style:text-properties officeooo:rsid="001a016a"/>
    </style:style>
    <style:style style:name="T9" style:family="text">
      <style:text-properties fo:color="#000000"/>
    </style:style>
    <style:style style:name="T10" style:family="text">
      <style:text-properties officeooo:rsid="001cea09"/>
    </style:style>
    <style:style style:name="T11" style:family="text">
      <style:text-properties officeooo:rsid="0020aa38"/>
    </style:style>
    <style:style style:name="T12" style:family="text">
      <style:text-properties officeooo:rsid="00246029"/>
    </style:style>
    <style:style style:name="T13" style:family="text">
      <style:text-properties officeooo:rsid="00283316"/>
    </style:style>
    <style:style style:name="T14" style:family="text">
      <style:text-properties officeooo:rsid="0029a4c8"/>
    </style:style>
    <style:style style:name="T15" style:family="text">
      <style:text-properties officeooo:rsid="002a4d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論文番号 1007</text:p>
      <text:p text:style-name="P1">■ 論文題目 き裂による散乱波の反響環境下での時間反転集束</text:p>
      <text:p text:style-name="Standard">■ 第一著者 木本和志 </text:p>
      <text:p text:style-name="Standard"/>
      <text:p text:style-name="Standard"/>
      <text:p text:style-name="Standard">■ 論文番号</text:p>
      <text:p text:style-name="Standard">1007</text:p>
      <text:p text:style-name="Standard">■ 論文題目</text:p>
      <text:p text:style-name="Standard">き裂による散乱波の反響環境下での時間反転集束</text:p>
      <text:p text:style-name="Standard">■ 第一著者</text:p>
      <text:p text:style-name="Standard">木本和志 [Kazushi KIMOTO]</text:p>
      <text:p text:style-name="Standard"/>
      <text:p text:style-name="Standard">査読者 A</text:p>
      <text:p text:style-name="Standard"/>
      <text:p text:style-name="Standard">■ 修正意見</text:p>
      <text:p text:style-name="Standard">1) p.2 左下 9 行目</text:p>
      <text:p text:style-name="Standard">「存在ることし」を修正してください </text:p>
      <text:p text:style-name="P2"><text:s/>→「存在すること」に修正しました。</text:p>
      <text:p text:style-name="Standard">2) 2(2)8 行目, 図-3</text:p>
      <text:p text:style-name="Standard">斜角圧電探触子のサイズ(奥行き)は何 mm であるのか明記してください。奥行きが試験体サイズと同じ 80mm あるのであれば、概ね線波源と見なせて 2 次元の数値解析での 3 次元現象の評価は尤もらしい結果と言えます。しかし、探触子の奥行きが 80mm もあるとは思えず、実験での波動の伝播は 3 次元的な挙動をしていると思われます。2 次元の数値解析は実際の計測とは異なる現象の解析であり、得られた結果には信頼性がありません。</text:p>
      <text:p text:style-name="Standard"/>
      <text:p text:style-name="P4">→探触子の素子寸法は10mm×<text:span text:style-name="T1">40mmで，奥行き方向が40mmです．周波数は5MHzで横波波長はおよそ0.6mmとなるため、探触子幅は横波波長約66倍です．従って，探触子幅は波長に対して十分に大きく，送信軸上では概ね2次元的な場が入射場が形成されていると考えられます．供試体形状も溶接線方向に一様なため、模擬き裂からのエコーも2次元問題としてある程度シミュレーションが可能と考えられます。以上のことが明確となるように，下記の記述を加えました。</text:span></text:p>
      <text:p text:style-name="P5">「追記した内容」(p.**, 行目)</text:p>
      <text:p text:style-name="P4"/>
      <text:p text:style-name="P4"/>
      <text:p text:style-name="P4">追記事項：<text:span text:style-name="T2">probeの幅=40mm, 波長比で66倍。一般的なものではないが、2次元的な場を励起するために特別に作成したものを実験に用いている。</text:span></text:p>
      <text:p text:style-name="Standard"/>
      <text:p text:style-name="Standard">3) 2(2)8 行目, 4(2)</text:p>
      <text:p text:style-name="Standard">入力に「横波(SV 波)の圧電探触子」を用いているのであれば、底面(観測範囲 S')での変位は水平成分が多くを占めると思われます。それにもかかわらず、底面で計測される法線速度波形を入射波のモデル化に用いています。論文で示されている入射場の計算は、実際の計測を再現できているとは思えません。先の指摘同様に 3 次元の波動場を 2 次元の数値解析で表現することにも無理があります。</text:p>
      <text:p text:style-name="Standard"/>
      <text:p text:style-name="P4">SV波の振動方向は進行方向と直交する方向ですが，入射角度が約70度であるため鉛直方向にも大き振動成分が励起されています．このことを指摘するために，次の記述を加えました。</text:p>
      <text:p text:style-name="P3">追記事項：進行方向は70度、鉛直方向の速度成分がある。実際、図**</text:p>
      <text:p text:style-name="Standard"/>
      <text:p text:style-name="Standard">4) 2(3)1 行目</text:p>
      <text:p text:style-name="Standard">「201 の超音波波形を」とありますが、粒子速度の法線成分 dot{u_n^{meas}}であること</text:p>
      <text:p text:style-name="Standard">を明記してください。</text:p>
      <text:p text:style-name="P3">ご指摘の通りに修正しました。</text:p>
      <text:p text:style-name="Standard">5) p.3 右下から 9 行目</text:p>
      <text:p text:style-name="Standard">「また，理論上は...得られる」とあるが、(a)スリットありと(b)スリットなしは対象領域の</text:p>
      <text:p text:style-name="Standard">形状が異なる別の問題です。そのため、方程式が線形であっても解の重ね合わせは成立し</text:p>
      <text:p text:style-name="Standard">ません。この記述は誤りです。</text:p>
      <text:p text:style-name="Standard"/>
      <text:p text:style-name="P3">入射場をき裂が無い場合の波動場，散乱場をき裂がある場合の波動場からき裂が無い場合の波動場を引いたものとして定義するという説明を加えました。</text:p>
      <text:p text:style-name="P3"><text:soft-page-break/>「両者の違いはき裂の有無だけであるため、図*と＊の差分をとることで理論上は散乱波が得られる。なお、散乱波とは、き裂がある場合の波動場とない場合の波動場の差を意味する．」</text:p>
      <text:p text:style-name="Standard"/>
      <text:p text:style-name="Standard">6) 図-4</text:p>
      <text:p text:style-name="Standard">「(a)スリットあり」なども図のキャプションなので、図の下に書くように修正してください。</text:p>
      <text:p text:style-name="P3">ご指摘に従って修正しました。</text:p>
      <text:p text:style-name="Standard">7) 図－4, 図－6</text:p>
      <text:p text:style-name="Standard">図-4 は 60μs までプロットしているが、図-6 は 50μs までのプロットです。図-4(a)(b)の x=5～15mm の 53μs 辺りに振幅の大きな右向きの波が見られるが、この波の情報を図-6 や数値解析では無視しています。理由を述べてください。</text:p>
      <text:p text:style-name="Standard"/>
      <text:p text:style-name="P6">スリット有無に関わらず現れるため、スリットでなく、溶接部の形状あるいは試験片端部からのエコーである可能性が高いため、解析の対象としていません。</text:p>
      <text:p text:style-name="P6"><text:span text:style-name="T3">往路−復路とも2回程度の反射を経て観測される横波は、約５０マイクロ秒程度に現れます。これらを利用することを意図して設定しました。</text:span></text:p>
      <text:p text:style-name="P6">いずれにせよ、超音波探傷でどこまでの時間を観測を行うかは検査者それぞれで定めるものであり、また、どの範囲のエコーを利用して探傷を行うかにも検査者の裁量であるため、観測した波形全てを必ず使わなければならないという理由はほとんどないと言えます。</text:p>
      <text:p text:style-name="P6">今回は、４５マイクロ秒までのデータを詳しく調べた結果有用なエコーが見出されたということの結論には影響しないと言えます。</text:p>
      <text:p text:style-name="P23"/>
      <text:p text:style-name="Standard"/>
      <text:p text:style-name="Standard">8) 式(7) 上 3 行目</text:p>
      <text:p text:style-name="Standard">「それ以外の箇所 ∂G¥S で表面力はゼロとする」とありますが、試験体を机などに置いて計測しているのであれば、底面の境界条件はトラクションフリーではありません。試験体底面をどのような状態で計測を行ったのかについての記載をお願いします。</text:p>
      <text:p text:style-name="Standard"/>
      <text:p text:style-name="P6">試験片は３軸ステージのテーブル上に定置して計測をしています（その旨＊＊に追記しました）。その際、試験片底面には、接触媒質などのカップリング剤を塗布していませんので、超音波は底面でほとんど反射され、自由表面として差し支えない程度の反射係数を示します。これは、超音波の振幅がマイクロメートルオーダーと非常に小さく、それと同程度の空気層が試験片表面とテーブルの間に残るためです。以上のことかから、試験片表面をトラクションゼロの境界とみなすことに大きな問題はないと考えられます。なお、カップリング剤がなければ超音波がほとんど透過しないことは、極めて常識的な内容であり、他の査読者からの指摘もございませんでしたので、特に説明のための加筆は行っておりません。</text:p>
      <text:p text:style-name="P23"/>
      <text:p text:style-name="Standard">9) 式(15)--(18)</text:p>
      <text:p text:style-name="Standard">式(19)以降の説明がわかりづらいので、式(15)-(18)に現れる関数を引数付きで表記してください。</text:p>
      <text:p text:style-name="Standard"/>
      <text:p text:style-name="P3">材料定数は位置の、場の量は位置と時間ｔの関数であることを＊＊で説明しました。</text:p>
      <text:p text:style-name="P3"/>
      <text:p text:style-name="Standard">10) p.6 左 2 行目</text:p>
      <text:p text:style-name="Standard">「順問題の解である u_n(x,t) には，入射波変位 u_n^{in} を与えること望ましい」とありますが、意味が不明です。考えている順問題は支配方程式(式(1))、初期条件(式(6))、境界条件(式(7))の解ではないのでしょうか。そもそも、ここで言う入射波変位 u_n^{in}が何を意味しているのか不明です。</text:p>
      <text:p text:style-name="P22"/>
      <text:p text:style-name="P9">入射波の定義を＊＊で示すように致しました。</text:p>
      <text:p text:style-name="P9"><text:span text:style-name="T6">u^{n}は</text:span>現在の推定値であるρと<text:span text:style-name="T7">cL,cT</text:span>を用いて行った<text:span text:style-name="T6">順解析の解である。</text:span></text:p>
      <text:p text:style-name="P10">スリットの情報が未知であるとし、ρと<text:span text:style-name="T7">cL, cTを全解析Gで一定</text:span>として順解析を行えば、その結果として入射場が得られる。このとき、<text:span text:style-name="T7">u-u^{meas}は散乱波成分を与えるため、時間反転場には散乱源であるスリットに戻る波動場が明瞭に観察できると期待される。</text:span></text:p>
      <text:p text:style-name="P10"/>
      <text:p text:style-name="P11">u^{meas}(slit)-u^{meas}(no slit)</text:p>
      <text:p text:style-name="P10"/>
      <text:p text:style-name="Standard">11) p.6 左 5 行目</text:p>
      <text:p text:style-name="Standard">先の指摘同様、u_n - u_n^{meas} は散乱波ではありません。u_n - u_n^{meas} を散乱波</text:p>
      <text:p text:style-name="Standard">と仮定する(もしくは、近似する)などとすべきではないでしょうか。</text:p>
      <text:p text:style-name="Standard"><text:span text:style-name="T4">散乱波として近似すると修正しました。</text:span></text:p>
      <text:p text:style-name="Standard"><text:soft-page-break/></text:p>
      <text:p text:style-name="Standard">12) 3(4)上 5 行目</text:p>
      <text:p text:style-name="Standard">「一方，図-6(b)では...考えられる」とあります。図-6(b)に見られる分離しきれない左進行波を LDV 計測における誤差と書かれています。これを除去して数値解析には図-6(c)のデータを用いています。図-6(c)に見られる波形の振幅は、著者らが誤差としてる「分離しきれていない左進行波」と同程度かそれ以下に見えます。このような、誤差と同程度の情報を信頼して数値解析を行なっても良いのでしょうか。</text:p>
      <text:p text:style-name="P7">”これを除去して”とのご指摘ですが、図-６(b)と<text:span text:style-name="T5">(c)の違いは、右方向へ進行する表面波成分を除去した点にあります。つまり、左進行波の除去は(b)から(c)を得る過程で行われていません。その際、表面波の位相速度に基づいたフィルターを使っているため、L</text:span>DV計測による振幅誤差はほとんど関与しません。<text:span text:style-name="T5">このことに関する説明は，図-8に関する記述として十分に示されていると思われますので追加説明は加えていません。</text:span></text:p>
      <text:p text:style-name="P7"/>
      <text:p text:style-name="P8">除去しきれない左進行波と(c)における右進行波が同程度の振幅となることは事実ですが、これを時間反転解析することで、スリット位置に集束して大きな振幅をもつエコーが存在することを可視化したのが図-<text:span text:style-name="T5">9の結果です。このような結果は、LDV計測で混入するランダムなノイズからは生じ得ないもので、波形データ中で予め視認することが困難なスリットからのエコーが存在することを裏付けるものです。なお、</text:span>個々の観測波形のS/Nが低い場合も、複数の波形を遅延重ね合わせ等の方法で合成することにより、超音波画像としてのS/N比を向上させることは、超音波イメージングの一般的な考え方です。従って、個々の観測波形において十分なS/N比が得られないことが、イメージングを行うことの是非をきめるものではありません。また、ここで行った計算は観測ノイズが含まれていてもFDTD解析の安定性が損なわれることがないこと，反復を伴わないフルウェーブインバージョンは一種の遅延重ね合わせアルゴリズムであることから、個々の波形のS/N比が適用性を制限するものでないことは、開口合成法のようなより単純かつ一般的な超音波イメージング法と同様と言えます。</text:p>
      <text:p text:style-name="P8"/>
      <text:p text:style-name="P8"/>
      <text:p text:style-name="P24">査読者B</text:p>
      <text:p text:style-name="P24">1) P3,左,下 5 行目</text:p>
      <text:p text:style-name="P24">「Laser Doppler vibrometer」の vibrometer だけ先頭が小文字になっています.大文字では?</text:p>
      <text:p text:style-name="P12">大文字で表記するよう修正しました。</text:p>
      <text:p text:style-name="P24"/>
      <text:p text:style-name="P24">2)P3,右,3 行目</text:p>
      <text:p text:style-name="P24">「サンプリング周波数は 80MHz,平均化回数は 4,096 回とした」とありますが,「平均化回数」とはどういう意味ですか?計測時間間隔が 1/80μs で,全部で 4,096 ステップ計測したということでしょうか.そうであれば,計測時間は 51.2μs になりますが,図-4 にはトータル 60μs のデータが示されていますので,一致しません.説明をお願いします.</text:p>
      <text:p text:style-name="P12">超音波送受信を各点で4,096回行い，その結果を平均化して一つの時刻歴波形を得ています．この点が明確になるよう、「パルス繰返し周波数◯kHzで計測し，4096回の波形を各点で平均化して一つの時刻歴波形を得た」と＊＊に加筆しました。</text:p>
      <text:p text:style-name="P24"/>
      <text:p text:style-name="P24">3)P4,左の下 1 行~右上 3 行</text:p>
      <text:p text:style-name="P24">「位置ベクトルを x=(x1,x2),時間変数を t とし,物体力は働かないとする.なお,座標系は原点位置を含め実験と一致させ(x,y)=(x1,x2) とし,指標を使った成分表記が必要である場合を除き(x,y)で書く.」とありますが,図の x 軸を x1 軸に, y 軸を x2 軸に書き換えれば,2 つ目の文章が不要になって理解しやすくなると思いました.</text:p>
      <text:p text:style-name="P12">図**を修正してx1,x2軸で統一しました．</text:p>
      <text:p text:style-name="P12"/>
      <text:p text:style-name="P24">4)P5,右,(2)(3)</text:p>
      <text:p text:style-name="P24">式(10)が最小となるモデルパラメータ m を最適化手法により推定されています.モデルパラメータはρ,λ,μの 3 つで,「空間格子数は未知量あたり 1,800×700 となる.」とありますので,未知数は全部で 3×1,800×700=3,780,000 個.これに対してデータ数は時間ステップ数が 15,000 で計測点数が 201 なので 15,000×201=3,015,000 個でしょうか.であれば,式の数に比べて未知数の数が少ないunderdetermined な逆問題となりますが,どのような最適化手法を用いてどのように解いているのか説<text:soft-page-break/>明をお願いします.局所解の心配はないのでしょうか.解の初期値をどのように設定されているのか,解の取り得る範囲をどのように与えているのか,与えていないのか,具体的な中身がよくわからなかったので,</text:p>
      <text:p text:style-name="P24">説明をお願いします.</text:p>
      <text:p text:style-name="P24"/>
      <text:p text:style-name="P16">ここでは、最適化法の一種であるフルウェーブインバージョン(FWI)におけるコストの導関数を、<text:span text:style-name="T12">reverse-time migrationによるイメージングの</text:span>きず(き裂)検出指標として用いるもので、最適化問題を解くことを目的としていません。従って，ρ，μ，λを求めるべき解とは捉えていませんので、その探索範囲を示すことも不要はないかとおもわれます。また、FWIの詳細は、文献＊＊に詳しく、紙面の都合もありここでは示していません。計算に必要な条件は全て提示されていると思いますので、以上の点についての修正は行っておりません。</text:p>
      <text:p text:style-name="P16"/>
      <text:p text:style-name="P16">ただし、<text:span text:style-name="T9">時間反転場の計算に用いたρ、μ、λ（最適化問題で言えば初期値）は＊＊に示した値を一定値として与えていますのでそのことを＊＊＊に加筆しました。</text:span></text:p>
      <text:p text:style-name="P16"><text:span text:style-name="T9"/></text:p>
      <text:p text:style-name="P16">なお、ここでの問題を最適化問題として考えるならば、劣決定問題となることや、局所解が多数存在することはご指摘の通りです。しかしながら、局所解に向かうような勾配関数をイメージングに用いたならば、その結果にきずの指示を見つけることはできず、今回のような結果は得られないと考えられます。勿論、常に局所解を回避できる保証があるわけではありませんが、今回の結果が無意味な局所解に相当するものでないことは十分に示されていると判断いたしました。</text:p>
      <text:p text:style-name="P27"/>
      <text:p text:style-name="P24"/>
      <text:p text:style-name="P24">5) P5,左,式(10)ds は dx では?</text:p>
      <text:p text:style-name="P12">dxへ修正しました。</text:p>
      <text:p text:style-name="P24"/>
      <text:p text:style-name="P24">6)P5,右,式(17)と式(18)の 1 行上「・:終端条件:」「・:境界条件:」となっていますが,文字の前の「:」は不要では?</text:p>
      <text:p text:style-name="P12">不要なコロンを削除しました。</text:p>
      <text:p text:style-name="P12"/>
      <text:p text:style-name="P24">7)P5,右,式(18)</text:p>
      <text:p text:style-name="P24">表面力でなく速度を与えています.このことについて,「表面力は接触力によって生ずるもので,直接測定できない.」「そこで,・・・プレート裏面側で計測した速度波形を使った計算を行う.この点については, 第 4 節であらためて説明する.」とありますが,第 4 節のどこで説明されているのでしょうか.また,数値計算であれば表面力を計算できると思いますが,表面力を与えたときと裏面の速度を与えたときとで結果の傾向は変わるのでしょうか.</text:p>
      <text:p text:style-name="P24"/>
      <text:p text:style-name="P13">「表面で計測した速度波形から入射場を与える方法は第4節<text:span text:style-name="T11">(＊)で述べる」としました。</text:span></text:p>
      <text:p text:style-name="P13"/>
      <text:p text:style-name="P14">表面力を与えた場合と裏面での速度分布を与えたときの主たる違いは、入射直後に板上面側に励起される表面波の有無と考えられます。ここでは、実体波として伝わった散乱波をイメージングに用いることを考えていますので、このような表面波の有無はイメージング結果に大きな影響は与えないと考えられます。</text:p>
      <text:p text:style-name="P14"/>
      <text:p text:style-name="P15">なお、接触力を与えた計算を行うためには、最初に接触力を観測波形から逆推定することが必要となります。その場合、センサーからの波形をいずれかの箇所で計測し、そこから接触力を逆推定しますので、結局のところ、試験体表面いずれかの箇所で計測した波形から必要とされる波動場の量を推定することに代わりはありません。以上のことを考慮し、ここでは接触力の推定を経ず、観測波形からそのままセンサーからの入射場の内、イメージングに用いる必要のある実体波成分を推定するアプローチをとっています。</text:p>
      <text:p text:style-name="P26"/>
      <text:p text:style-name="P25">8)たとえば P6,右,図-7</text:p>
      <text:p text:style-name="P25">最適化手法で推定されるのは場所毎のρ,λ,μです.推定結果として,図-7 には推定結果を使って計算した時間反転場のスナップショットが載っています.推定結果が妥当であることを示すのに,直接の推定結果であるρ,λ,μの分布図を示す必要はないでしょうか.亀裂のところでρ,λ,μが低下する様子が再現できていることを示す必要はないのでしょうか.</text:p>
      <text:p text:style-name="P25"/>
      <text:p text:style-name="P13"><text:soft-page-break/>ここでの目的は時間反転法が、複雑形状部位で測定した実計測波形にも利用できるかどうかを検証することにありますので、時間反転場そのものを見ることが重要と考え図**を載せています。なお、時間反転場の計算(図**)では、き裂位置も含め一定のρ,λ,μを与えています。</text:p>
      <text:p text:style-name="P13">また,きれつ検出への応用の観点からはρ,λ,μの値を正確に推定することよりも、コスト関数の勾配をきず検出指標として用いたときに、き裂位置がどの程度正しく示されるかが重要な点と考えています。そのためこれらの物性値そのものでなく検出指標の候補として選んだKρ,<text:span text:style-name="T10">K</text:span>λ,<text:span text:style-name="T10">K</text:span>μを示しています。なお、Kρ,<text:span text:style-name="T10">K</text:span>λ,<text:span text:style-name="T10">K</text:span>μはρ,λ,μに関する導関数ですので、これらの量からただちにρ,λ,μの値自体が得られるものではなく、またそのような推定を目的としてもいませんのでρ,λ,μの量に関する議論は含めていません。</text:p>
      <text:p text:style-name="P30">たしかに、K&gt;0のところを表面と捉えるのはおかしいかも。K&lt;0側を示すべき？？</text:p>
      <text:p text:style-name="P25"/>
      <text:p text:style-name="P25"/>
      <text:p text:style-name="P24">9)P8,右,1~5 行</text:p>
      <text:p text:style-name="P24">直達波は問題とならないとありますが,探触子側の表面を伝わる表面波には寄与しないのでしょうか?</text:p>
      <text:p text:style-name="P12">「実体波によって生じる散乱波の発生にはほとんど寄与しない」との表現に改めました。表面波は実体波ではありませんので、この記述に誤りはないと考えております。表面波が探傷に利用しにくいことがありますので、ここでは実体波の利用について検討していることは＊＊において述べられている通りです。</text:p>
      <text:p text:style-name="P24"/>
      <text:p text:style-name="P24">10) P9,右,4 行目</text:p>
      <text:p text:style-name="P24">ここだけ「継ぎ手」になっていて,他は「継手」となっています.</text:p>
      <text:p text:style-name="P12">継手で統一するよう修正しました。</text:p>
      <text:p text:style-name="P24"/>
      <text:p text:style-name="P24">11) 減衰の影響について</text:p>
      <text:p text:style-name="P24">減衰に関する記載がありませんが,数値解析では減衰なしと設定されているのでしょうか.</text:p>
      <text:p text:style-name="P17">減衰は考慮していませんので、支配方程式を提示した際、このことを説明するようにしました。</text:p>
      <text:p text:style-name="P17"/>
      <text:p text:style-name="P17"/>
      <text:p text:style-name="P28">査読者C</text:p>
      <text:p text:style-name="P28"><text:span text:style-name="T13">1) </text:span>P.2 左段</text:p>
      <text:p text:style-name="P28">「これに対して超音波探傷分野では,シミュレーション波形を使ったイメージング例 25),32) はあるものの, 計測波形を使った検討や実際の探傷への利用はほとんど行われていない.」と述べているが,著者らの論文(土木学会論文集 A2,Vol.72,No.2, 71-81, 2019)において,計測波形を用いたものを発表していると思います.特に,本論文の式(26)を使って映像化された方法と 2019 年の論文の方法は同じではないのでしょうか?</text:p>
      <text:p text:style-name="P21">ご指摘の論文を参考文献に加え、「ほとんど」を「あまり」に修正しました。</text:p>
      <text:p text:style-name="P21"/>
      <text:p text:style-name="P28">2<text:span text:style-name="T13">) </text:span>式(22)の下</text:p>
      <text:p text:style-name="P28">u^{-}=-( u^{+}-u^{meas})を時間反転場解析の境界値(18) に用いると書いています.ここで,u^{-}は左進行波なので,入射波に相当すると思います.しかし,P.6 の左段では,「u^{meas}=は全変位だから,u^{n} −u^{meas} が散乱波となり,時間反転場には散乱源に戻る波動場が明瞭に現れる.」とあり,散乱波を時間反転して解析すると思いました.これらは矛盾する表現ではないでしょうか?</text:p>
      <text:p text:style-name="P17">＋と−が反転していましたので、修正しました。</text:p>
      <text:p text:style-name="P17"/>
      <text:p text:style-name="P28">3<text:span text:style-name="T13">) </text:span>図 9</text:p>
      <text:p text:style-name="P28">スリットで発生した波動は,波長が短く,波数も多いのですが,図 6 の左進行波(入射波)は波数が 2 波程度だと読み取れます.波長が短くなるのはモード変換で横波が発生したとしても,図 9 で波数が多くなる理由は何でしょうか.</text:p>
      <text:p text:style-name="P20">正確なメカニズムは不明ですが、スリット開口部近傍の切り欠き側面やコーナ部からのエコーなど、伝播距離の近い複数の散乱波経路が混在しているためと考えられます。</text:p>
      <text:p text:style-name="P29"/>
      <text:p text:style-name="P28"><text:span text:style-name="T13">4) </text:span>式(26)の下</text:p>
      <text:p text:style-name="P28">「RTM 一般が, FWI の特別なケースということではない.」という文章の,“一般”が何を表すのかよく分かりませんでした.</text:p>
      <text:p text:style-name="P17">「RTMの画像化関数一般がFWIから導出されるということではない」に修正しました。</text:p>
      <text:p text:style-name="P17"><text:soft-page-break/></text:p>
      <text:p text:style-name="P28">5<text:span text:style-name="T13">) </text:span>4 節(2)</text:p>
      <text:p text:style-name="P28">「擬似的な振源項」観測範囲 S’にて波動を計測し,これを FDTD 法で試験体内部の入射場として用いていますが,この項目で実施した疑似振源を設定するメリットがよく分かりませんでした.また,「5.まとめ」で,実際の応用例ではアレイ探触子を使いたいと結論で述べていますが,このように裏にも表にもアレイ探触子を設置して計測するのは実用的でしょうか?</text:p>
      <text:p text:style-name="P28"/>
      <text:p text:style-name="P18">センサー設置面の接触力を推定して表面力として与えることも可能だが、その場合も、試験片表面の観測波形から接触力を推定する事前の逆解析が必要になります。その場合、観測波形→接触力→センサーからの入射ビームの順で計算することになります。一方今回は、観測波形→センサーからの入射場の内裏面で一度反射された場、の順で評価し、接触力の評価を経る必要がない分計算量が少なくて済みますのでこの点がメリットと言えます。アレイ探触子の使用についえては、「散乱波の計測にアレイ探触子を利用すること」に修正しました。</text:p>
      <text:p text:style-name="P18"/>
      <text:p text:style-name="P28"/>
      <text:p text:style-name="P28">6<text:span text:style-name="T13">) </text:span>図 10(f)</text:p>
      <text:p text:style-name="P28">なぜ,スリット部ではない位置に入射波を送信しているのでしょうか?</text:p>
      <text:p text:style-name="P19">き裂やルートギャップの位置が事前には正確には分からないことを想定し、入射位置の正確な調整は行っていないためです。</text:p>
      <text:p text:style-name="P17"/>
      <text:p text:style-name="P28">7<text:span text:style-name="T13">) </text:span>その他</text:p>
      <text:p text:style-name="P28">誤字・脱字がたくさんあります.また,式の表記を確認してください.</text:p>
      <text:p text:style-name="P28">P.2</text:p>
      <text:p text:style-name="P28">「これらの実験と計算を通じ, 時間反転場の計算によってはじめて見出される有用な</text:p>
      <text:p text:style-name="P28">エコーが“存在ることし”, またそれを用いた RTM イメージングで正しい位置に“指示も</text:p>
      <text:p text:style-name="P28">つ”欠陥画像が合成できることを示す.」</text:p>
      <text:p text:style-name="P28">P.3 「送信探触子の駆動には超音波パルサー/レシーバを用い,」→レシーバは不要.</text:p>
      <text:p text:style-name="P28">P.6 「式(22)と式(23),およびその周辺」→ x はボールドイタリック体だと思います.</text:p>
      <text:p text:style-name="P28">P.6 「振幅の大きな左進行波の一部が除去“しきれいてない”.」</text:p>
      <text:p text:style-name="P28">P.6 「速度場| u†i (x, t)| のスナップショット」→ i は不要 or u はローマン体にする.</text:p>
      <text:p text:style-name="P28"/>
      <text:p text:style-name="P19">ご指摘の点全て修正し、その他の箇所も見直しを行いました。</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明朝"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ゴシック" style:font-family-asian="IPAゴシック"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TakaoPGothic1" style:font-family-complex="TakaoPGothi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kaoPGothic1"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1" style:font-family-complex="TakaoPGothic"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7T13:26:50.551748243</meta:creation-date>
    <dc:date>2022-09-22T17:54:42.532307619</dc:date>
    <meta:editing-duration>PT31M7S</meta:editing-duration>
    <meta:editing-cycles>7</meta:editing-cycles>
    <meta:generator>LibreOffice/6.0.7.3$Linux_X86_64 LibreOffice_project/00m0$Build-3</meta:generator>
    <meta:document-statistic meta:table-count="0" meta:image-count="0" meta:object-count="0" meta:page-count="6" meta:paragraph-count="131" meta:word-count="7826" meta:character-count="8855" meta:non-whitespace-character-count="8628"/>
  </office:meta>
</office:document-meta>
</file>